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6.23mm"/>
    </style:style>
    <style:style style:name="co2" style:family="table-column">
      <style:table-column-properties fo:break-before="auto" style:column-width="27.04mm"/>
    </style:style>
    <style:style style:name="co3" style:family="table-column">
      <style:table-column-properties fo:break-before="auto" style:column-width="30.04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0.62mm"/>
    </style:style>
    <style:style style:name="co6" style:family="table-column">
      <style:table-column-properties fo:break-before="auto" style:column-width="29.76mm"/>
    </style:style>
    <style:style style:name="co7" style:family="table-column">
      <style:table-column-properties fo:break-before="auto" style:column-width="28.3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style-name="gr1" draw:text-style-name="P1" svg:width="159.99mm" svg:height="89.99mm" svg:x="201.81mm" svg:y="5.51mm">
            <draw:object draw:notify-on-update-of-ranges="Tabelle1.H2:Tabelle1.H3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float" office:value="0.5916246426" calcext:value-type="float">
            <text:p>0,5916246426</text:p>
          </table:table-cell>
          <table:table-cell office:value-type="float" office:value="0.8001697067" calcext:value-type="float">
            <text:p>0,8001697067</text:p>
          </table:table-cell>
          <table:table-cell office:value-type="float" office:value="0.09853285097" calcext:value-type="float">
            <text:p>0,09853285097</text:p>
          </table:table-cell>
          <table:table-cell office:value-type="float" office:value="-0.002890114055" calcext:value-type="float">
            <text:p>-0,002890114055</text:p>
          </table:table-cell>
          <table:table-cell table:number-columns-repeated="2"/>
          <table:table-cell office:value-type="string" calcext:value-type="string">
            <text:p>px</text:p>
          </table:table-cell>
          <table:table-cell office:value-type="float" office:value="1.1" calcext:value-type="float">
            <text:p>1,1</text:p>
          </table:table-cell>
        </table:table-row>
        <table:table-row table:style-name="ro1">
          <table:table-cell office:value-type="float" office:value="0.5781467785" calcext:value-type="float">
            <text:p>0,5781467785</text:p>
          </table:table-cell>
          <table:table-cell office:value-type="float" office:value="-0.3359018573" calcext:value-type="float">
            <text:p>-0,3359018573</text:p>
          </table:table-cell>
          <table:table-cell office:value-type="float" office:value="-0.7435833812" calcext:value-type="float">
            <text:p>-0,7435833812</text:p>
          </table:table-cell>
          <table:table-cell office:value-type="float" office:value="-0.05850076159" calcext:value-type="float">
            <text:p>-0,0585007615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INDEX([.D$1:.D$1048576];(ROW([.G2])-2)*5+1)" office:value-type="float" office:value="-0.002890114055" calcext:value-type="float">
            <text:p>-0,002890114055</text:p>
          </table:table-cell>
          <table:table-cell table:formula="of:=INDEX([.A$1:.A$1048576];(ROW([.GH2])-2)*5+1)" office:value-type="float" office:value="0.5916246426" calcext:value-type="float">
            <text:p>0,5916246426</text:p>
          </table:table-cell>
        </table:table-row>
        <table:table-row table:style-name="ro1">
          <table:table-cell office:value-type="float" office:value="-0.5618955284" calcext:value-type="float">
            <text:p>-0,5618955284</text:p>
          </table:table-cell>
          <table:table-cell office:value-type="float" office:value="0.4968887025" calcext:value-type="float">
            <text:p>0,4968887025</text:p>
          </table:table-cell>
          <table:table-cell office:value-type="float" office:value="-0.6613433545" calcext:value-type="float">
            <text:p>-0,6613433545</text:p>
          </table:table-cell>
          <table:table-cell office:value-type="float" office:value="0.3851641164" calcext:value-type="float">
            <text:p>0,3851641164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INDEX([.D$1:.D$1048576];(ROW([.G3])-2)*5+1)" office:value-type="float" office:value="-0.002303141254" calcext:value-type="float">
            <text:p>-0,002303141254</text:p>
          </table:table-cell>
          <table:table-cell table:formula="of:=INDEX([.A$1:.A$1048576];(ROW([.GH3])-2)*5+1)" office:value-type="float" office:value="0.5875604597" calcext:value-type="float">
            <text:p>0,5875604597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style-name="ce1" table:formula="of:=INDEX([.D$1:.D$1048576];(ROW([.G4])-2)*5+1)" office:value-type="float" office:value="-0.002474724359" calcext:value-type="float">
            <text:p>-0,002474724359</text:p>
          </table:table-cell>
          <table:table-cell table:formula="of:=INDEX([.A$1:.A$1048576];(ROW([.GH4])-2)*5+1)" office:value-type="float" office:value="0.5907387998" calcext:value-type="float">
            <text:p>0,5907387998</text:p>
          </table:table-cell>
        </table:table-row>
        <table:table-row table:style-name="ro1">
          <table:table-cell table:number-columns-repeated="5"/>
          <table:table-cell office:value-type="float" office:value="4" calcext:value-type="float">
            <text:p>4</text:p>
          </table:table-cell>
          <table:table-cell table:style-name="ce1" table:formula="of:=INDEX([.D$1:.D$1048576];(ROW([.G5])-2)*5+1)" office:value-type="float" office:value="-0.002263892747" calcext:value-type="float">
            <text:p>-0,002263892747</text:p>
          </table:table-cell>
          <table:table-cell table:formula="of:=INDEX([.A$1:.A$1048576];(ROW([.GH5])-2)*5+1)" office:value-type="float" office:value="0.5934087216" calcext:value-type="float">
            <text:p>0,5934087216</text:p>
          </table:table-cell>
        </table:table-row>
        <table:table-row table:style-name="ro1">
          <table:table-cell office:value-type="float" office:value="0.5875604597" calcext:value-type="float">
            <text:p>0,5875604597</text:p>
          </table:table-cell>
          <table:table-cell office:value-type="float" office:value="0.8024812372" calcext:value-type="float">
            <text:p>0,8024812372</text:p>
          </table:table-cell>
          <table:table-cell office:value-type="float" office:value="0.103906545" calcext:value-type="float">
            <text:p>0,103906545</text:p>
          </table:table-cell>
          <table:table-cell office:value-type="float" office:value="-0.002303141254" calcext:value-type="float">
            <text:p>-0,002303141254</text:p>
          </table:table-cell>
          <table:table-cell/>
          <table:table-cell office:value-type="float" office:value="5" calcext:value-type="float">
            <text:p>5</text:p>
          </table:table-cell>
          <table:table-cell table:style-name="ce1" table:formula="of:=INDEX([.D$1:.D$1048576];(ROW([.G6])-2)*5+1)" office:value-type="float" office:value="-0.002385744873" calcext:value-type="float">
            <text:p>-0,002385744873</text:p>
          </table:table-cell>
          <table:table-cell table:formula="of:=INDEX([.A$1:.A$1048576];(ROW([.GH6])-2)*5+1)" office:value-type="float" office:value="0.5949526871" calcext:value-type="float">
            <text:p>0,5949526871</text:p>
          </table:table-cell>
        </table:table-row>
        <table:table-row table:style-name="ro1">
          <table:table-cell office:value-type="float" office:value="0.5788896951" calcext:value-type="float">
            <text:p>0,5788896951</text:p>
          </table:table-cell>
          <table:table-cell office:value-type="float" office:value="-0.3271409653" calcext:value-type="float">
            <text:p>-0,3271409653</text:p>
          </table:table-cell>
          <table:table-cell office:value-type="float" office:value="-0.7469039495" calcext:value-type="float">
            <text:p>-0,7469039495</text:p>
          </table:table-cell>
          <table:table-cell office:value-type="float" office:value="-0.05855364255" calcext:value-type="float">
            <text:p>-0,05855364255</text:p>
          </table:table-cell>
          <table:table-cell/>
          <table:table-cell office:value-type="float" office:value="6" calcext:value-type="float">
            <text:p>6</text:p>
          </table:table-cell>
          <table:table-cell table:style-name="ce1" table:formula="of:=INDEX([.D$1:.D$1048576];(ROW([.G7])-2)*5+1)" office:value-type="float" office:value="-0.002302185962" calcext:value-type="float">
            <text:p>-0,002302185962</text:p>
          </table:table-cell>
          <table:table-cell table:formula="of:=INDEX([.A$1:.A$1048576];(ROW([.GH7])-2)*5+1)" office:value-type="float" office:value="0.5842197562" calcext:value-type="float">
            <text:p>0,5842197562</text:p>
          </table:table-cell>
        </table:table-row>
        <table:table-row table:style-name="ro1">
          <table:table-cell office:value-type="float" office:value="-0.565384318" calcext:value-type="float">
            <text:p>-0,565384318</text:p>
          </table:table-cell>
          <table:table-cell office:value-type="float" office:value="0.4990016561" calcext:value-type="float">
            <text:p>0,4990016561</text:p>
          </table:table-cell>
          <table:table-cell office:value-type="float" office:value="-0.6567632147" calcext:value-type="float">
            <text:p>-0,6567632147</text:p>
          </table:table-cell>
          <table:table-cell office:value-type="float" office:value="0.3852894477" calcext:value-type="float">
            <text:p>0,3852894477</text:p>
          </table:table-cell>
          <table:table-cell/>
          <table:table-cell office:value-type="float" office:value="7" calcext:value-type="float">
            <text:p>7</text:p>
          </table:table-cell>
          <table:table-cell table:style-name="ce1" table:formula="of:=INDEX([.D$1:.D$1048576];(ROW([.G8])-2)*5+1)" office:value-type="float" office:value="-0.002527338788" calcext:value-type="float">
            <text:p>-0,002527338788</text:p>
          </table:table-cell>
          <table:table-cell table:formula="of:=INDEX([.A$1:.A$1048576];(ROW([.GH8])-2)*5+1)" office:value-type="float" office:value="0.5886084577" calcext:value-type="float">
            <text:p>0,5886084577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style-name="ce1" table:formula="of:=INDEX([.D$1:.D$1048576];(ROW([.G9])-2)*5+1)" office:value-type="float" office:value="-0.00201309073" calcext:value-type="float">
            <text:p>-0,00201309073</text:p>
          </table:table-cell>
          <table:table-cell table:formula="of:=INDEX([.A$1:.A$1048576];(ROW([.GH9])-2)*5+1)" office:value-type="float" office:value="0.5894506031" calcext:value-type="float">
            <text:p>0,5894506031</text:p>
          </table:table-cell>
        </table:table-row>
        <table:table-row table:style-name="ro1">
          <table:table-cell table:number-columns-repeated="5"/>
          <table:table-cell office:value-type="float" office:value="9" calcext:value-type="float">
            <text:p>9</text:p>
          </table:table-cell>
          <table:table-cell table:style-name="ce1" table:formula="of:=INDEX([.D$1:.D$1048576];(ROW([.G10])-2)*5+1)" office:value-type="float" office:value="-0.002865083062" calcext:value-type="float">
            <text:p>-0,002865083062</text:p>
          </table:table-cell>
          <table:table-cell table:formula="of:=INDEX([.A$1:.A$1048576];(ROW([.GH10])-2)*5+1)" office:value-type="float" office:value="0.577778513" calcext:value-type="float">
            <text:p>0,577778513</text:p>
          </table:table-cell>
        </table:table-row>
        <table:table-row table:style-name="ro1">
          <table:table-cell office:value-type="float" office:value="0.5907387998" calcext:value-type="float">
            <text:p>0,5907387998</text:p>
          </table:table-cell>
          <table:table-cell office:value-type="float" office:value="0.7996898593" calcext:value-type="float">
            <text:p>0,7996898593</text:p>
          </table:table-cell>
          <table:table-cell office:value-type="float" office:value="0.107348961" calcext:value-type="float">
            <text:p>0,107348961</text:p>
          </table:table-cell>
          <table:table-cell office:value-type="float" office:value="-0.002474724359" calcext:value-type="float">
            <text:p>-0,002474724359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1" table:formula="of:=INDEX([.D$1:.D$1048576];(ROW([.G11])-2)*5+1)" office:value-type="float" office:value="-0.001493790264" calcext:value-type="float">
            <text:p>-0,001493790264</text:p>
          </table:table-cell>
          <table:table-cell table:formula="of:=INDEX([.A$1:.A$1048576];(ROW([.GH11])-2)*5+1)" office:value-type="float" office:value="0.5888045437" calcext:value-type="float">
            <text:p>0,5888045437</text:p>
          </table:table-cell>
        </table:table-row>
        <table:table-row table:style-name="ro1">
          <table:table-cell office:value-type="float" office:value="0.5768547437" calcext:value-type="float">
            <text:p>0,5768547437</text:p>
          </table:table-cell>
          <table:table-cell office:value-type="float" office:value="-0.3255617072" calcext:value-type="float">
            <text:p>-0,3255617072</text:p>
          </table:table-cell>
          <table:table-cell office:value-type="float" office:value="-0.7491649882" calcext:value-type="float">
            <text:p>-0,7491649882</text:p>
          </table:table-cell>
          <table:table-cell office:value-type="float" office:value="-0.05844977072" calcext:value-type="float">
            <text:p>-0,05844977072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1" table:formula="of:=INDEX([.D$1:.D$1048576];(ROW([.G12])-2)*5+1)" office:value-type="float" office:value="-0.001964331486" calcext:value-type="float">
            <text:p>-0,001964331486</text:p>
          </table:table-cell>
          <table:table-cell table:formula="of:=INDEX([.A$1:.A$1048576];(ROW([.GH12])-2)*5+1)" office:value-type="float" office:value="0.5912519636" calcext:value-type="float">
            <text:p>0,5912519636</text:p>
          </table:table-cell>
        </table:table-row>
        <table:table-row table:style-name="ro1">
          <table:table-cell office:value-type="float" office:value="-0.5641509329" calcext:value-type="float">
            <text:p>-0,5641509329</text:p>
          </table:table-cell>
          <table:table-cell office:value-type="float" office:value="0.5044855834" calcext:value-type="float">
            <text:p>0,5044855834</text:p>
          </table:table-cell>
          <table:table-cell office:value-type="float" office:value="-0.6536268209" calcext:value-type="float">
            <text:p>-0,6536268209</text:p>
          </table:table-cell>
          <table:table-cell office:value-type="float" office:value="0.3854869847" calcext:value-type="float">
            <text:p>0,3854869847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1" table:formula="of:=INDEX([.D$1:.D$1048576];(ROW([.G13])-2)*5+1)" office:value-type="float" office:value="-0.002334091112" calcext:value-type="float">
            <text:p>-0,002334091112</text:p>
          </table:table-cell>
          <table:table-cell table:formula="of:=INDEX([.A$1:.A$1048576];(ROW([.GH13])-2)*5+1)" office:value-type="float" office:value="0.5910263762" calcext:value-type="float">
            <text:p>0,5910263762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1" table:formula="of:=INDEX([.D$1:.D$1048576];(ROW([.G14])-2)*5+1)" office:value-type="float" office:value="-0.002275160397" calcext:value-type="float">
            <text:p>-0,002275160397</text:p>
          </table:table-cell>
          <table:table-cell table:formula="of:=INDEX([.A$1:.A$1048576];(ROW([.GH14])-2)*5+1)" office:value-type="float" office:value="0.5902375446" calcext:value-type="float">
            <text:p>0,5902375446</text:p>
          </table:table-cell>
        </table:table-row>
        <table:table-row table:style-name="ro1">
          <table:table-cell table:number-columns-repeated="5"/>
          <table:table-cell office:value-type="float" office:value="14" calcext:value-type="float">
            <text:p>14</text:p>
          </table:table-cell>
          <table:table-cell table:style-name="ce1" table:formula="of:=INDEX([.D$1:.D$1048576];(ROW([.G15])-2)*5+1)" office:value-type="float" office:value="-0.002456576399" calcext:value-type="float">
            <text:p>-0,002456576399</text:p>
          </table:table-cell>
          <table:table-cell table:formula="of:=INDEX([.A$1:.A$1048576];(ROW([.GH15])-2)*5+1)" office:value-type="float" office:value="0.5934347775" calcext:value-type="float">
            <text:p>0,5934347775</text:p>
          </table:table-cell>
        </table:table-row>
        <table:table-row table:style-name="ro1">
          <table:table-cell office:value-type="float" office:value="0.5934087216" calcext:value-type="float">
            <text:p>0,5934087216</text:p>
          </table:table-cell>
          <table:table-cell office:value-type="float" office:value="0.7965197037" calcext:value-type="float">
            <text:p>0,7965197037</text:p>
          </table:table-cell>
          <table:table-cell office:value-type="float" office:value="0.1158553005" calcext:value-type="float">
            <text:p>0,1158553005</text:p>
          </table:table-cell>
          <table:table-cell office:value-type="float" office:value="-0.002263892747" calcext:value-type="float">
            <text:p>-0,002263892747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1" table:formula="of:=INDEX([.D$1:.D$1048576];(ROW([.G16])-2)*5+1)" office:value-type="float" office:value="-0.001567754822" calcext:value-type="float">
            <text:p>-0,001567754822</text:p>
          </table:table-cell>
          <table:table-cell table:formula="of:=INDEX([.A$1:.A$1048576];(ROW([.GH16])-2)*5+1)" office:value-type="float" office:value="0.5811623107" calcext:value-type="float">
            <text:p>0,5811623107</text:p>
          </table:table-cell>
        </table:table-row>
        <table:table-row table:style-name="ro1">
          <table:table-cell office:value-type="float" office:value="0.5831317914" calcext:value-type="float">
            <text:p>0,5831317914</text:p>
          </table:table-cell>
          <table:table-cell office:value-type="float" office:value="-0.326217784" calcext:value-type="float">
            <text:p>-0,326217784</text:p>
          </table:table-cell>
          <table:table-cell office:value-type="float" office:value="-0.7440021985" calcext:value-type="float">
            <text:p>-0,7440021985</text:p>
          </table:table-cell>
          <table:table-cell office:value-type="float" office:value="-0.05875064504" calcext:value-type="float">
            <text:p>-0,05875064504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1" table:formula="of:=INDEX([.D$1:.D$1048576];(ROW([.G17])-2)*5+1)" office:value-type="float" office:value="-0.002541173972" calcext:value-type="float">
            <text:p>-0,002541173972</text:p>
          </table:table-cell>
          <table:table-cell table:formula="of:=INDEX([.A$1:.A$1048576];(ROW([.GH17])-2)*5+1)" office:value-type="float" office:value="0.6016369672" calcext:value-type="float">
            <text:p>0,6016369672</text:p>
          </table:table-cell>
        </table:table-row>
        <table:table-row table:style-name="ro1">
          <table:table-cell office:value-type="float" office:value="-0.5548183513" calcext:value-type="float">
            <text:p>-0,5548183513</text:p>
          </table:table-cell>
          <table:table-cell office:value-type="float" office:value="0.5090563024" calcext:value-type="float">
            <text:p>0,5090563024</text:p>
          </table:table-cell>
          <table:table-cell office:value-type="float" office:value="-0.6580564399" calcext:value-type="float">
            <text:p>-0,6580564399</text:p>
          </table:table-cell>
          <table:table-cell office:value-type="float" office:value="0.3856574966" calcext:value-type="float">
            <text:p>0,3856574966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1" table:formula="of:=INDEX([.D$1:.D$1048576];(ROW([.G18])-2)*5+1)" office:value-type="float" office:value="-0.001861967694" calcext:value-type="float">
            <text:p>-0,001861967694</text:p>
          </table:table-cell>
          <table:table-cell table:formula="of:=INDEX([.A$1:.A$1048576];(ROW([.GH18])-2)*5+1)" office:value-type="float" office:value="0.5778526925" calcext:value-type="float">
            <text:p>0,5778526925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1" table:formula="of:=INDEX([.D$1:.D$1048576];(ROW([.G19])-2)*5+1)" office:value-type="float" office:value="-0.00298943056" calcext:value-type="float">
            <text:p>-0,00298943056</text:p>
          </table:table-cell>
          <table:table-cell table:formula="of:=INDEX([.A$1:.A$1048576];(ROW([.GH19])-2)*5+1)" office:value-type="float" office:value="0.5980434843" calcext:value-type="float">
            <text:p>0,5980434843</text:p>
          </table:table-cell>
        </table:table-row>
        <table:table-row table:style-name="ro1">
          <table:table-cell table:number-columns-repeated="5"/>
          <table:table-cell office:value-type="float" office:value="19" calcext:value-type="float">
            <text:p>19</text:p>
          </table:table-cell>
          <table:table-cell table:style-name="ce1" table:formula="of:=INDEX([.D$1:.D$1048576];(ROW([.G20])-2)*5+1)" office:value-type="float" office:value="-0.002308236271" calcext:value-type="float">
            <text:p>-0,002308236271</text:p>
          </table:table-cell>
          <table:table-cell table:formula="of:=INDEX([.A$1:.A$1048576];(ROW([.GH20])-2)*5+1)" office:value-type="float" office:value="0.5906872594" calcext:value-type="float">
            <text:p>0,5906872594</text:p>
          </table:table-cell>
        </table:table-row>
        <table:table-row table:style-name="ro1">
          <table:table-cell office:value-type="float" office:value="0.5949526871" calcext:value-type="float">
            <text:p>0,5949526871</text:p>
          </table:table-cell>
          <table:table-cell office:value-type="float" office:value="0.7959739223" calcext:value-type="float">
            <text:p>0,7959739223</text:p>
          </table:table-cell>
          <table:table-cell office:value-type="float" office:value="0.1116101033" calcext:value-type="float">
            <text:p>0,1116101033</text:p>
          </table:table-cell>
          <table:table-cell office:value-type="float" office:value="-0.002385744873" calcext:value-type="float">
            <text:p>-0,002385744873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1" table:formula="of:=INDEX([.D$1:.D$1048576];(ROW([.G21])-2)*5+1)" office:value-type="float" office:value="-0.002047073081" calcext:value-type="float">
            <text:p>-0,002047073081</text:p>
          </table:table-cell>
          <table:table-cell table:formula="of:=INDEX([.A$1:.A$1048576];(ROW([.GH21])-2)*5+1)" office:value-type="float" office:value="0.5789293227" calcext:value-type="float">
            <text:p>0,5789293227</text:p>
          </table:table-cell>
        </table:table-row>
        <table:table-row table:style-name="ro1">
          <table:table-cell office:value-type="float" office:value="0.5852763854" calcext:value-type="float">
            <text:p>0,5852763854</text:p>
          </table:table-cell>
          <table:table-cell office:value-type="float" office:value="-0.333857321" calcext:value-type="float">
            <text:p>-0,333857321</text:p>
          </table:table-cell>
          <table:table-cell office:value-type="float" office:value="-0.7389119311" calcext:value-type="float">
            <text:p>-0,7389119311</text:p>
          </table:table-cell>
          <table:table-cell office:value-type="float" office:value="-0.05847876959" calcext:value-type="float">
            <text:p>-0,05847876959</text:p>
          </table:table-cell>
          <table:table-cell/>
          <table:table-cell office:value-type="float" office:value="21" calcext:value-type="float">
            <text:p>21</text:p>
          </table:table-cell>
          <table:table-cell table:style-name="ce1" table:formula="of:=INDEX([.D$1:.D$1048576];(ROW([.G22])-2)*5+1)" office:value-type="float" office:value="-0.002354099936" calcext:value-type="float">
            <text:p>-0,002354099936</text:p>
          </table:table-cell>
          <table:table-cell table:formula="of:=INDEX([.A$1:.A$1048576];(ROW([.GH22])-2)*5+1)" office:value-type="float" office:value="0.5870807169" calcext:value-type="float">
            <text:p>0,5870807169</text:p>
          </table:table-cell>
        </table:table-row>
        <table:table-row table:style-name="ro1">
          <table:table-cell office:value-type="float" office:value="-0.5508927779" calcext:value-type="float">
            <text:p>-0,5508927779</text:p>
          </table:table-cell>
          <table:table-cell office:value-type="float" office:value="0.5049403967" calcext:value-type="float">
            <text:p>0,5049403967</text:p>
          </table:table-cell>
          <table:table-cell office:value-type="float" office:value="-0.6644940504" calcext:value-type="float">
            <text:p>-0,6644940504</text:p>
          </table:table-cell>
          <table:table-cell office:value-type="float" office:value="0.38624926" calcext:value-type="float">
            <text:p>0,38624926</text:p>
          </table:table-cell>
          <table:table-cell/>
          <table:table-cell office:value-type="float" office:value="22" calcext:value-type="float">
            <text:p>22</text:p>
          </table:table-cell>
          <table:table-cell table:style-name="ce1" table:formula="of:=INDEX([.D$1:.D$1048576];(ROW([.G23])-2)*5+1)" office:value-type="float" office:value="-0.002083440731" calcext:value-type="float">
            <text:p>-0,002083440731</text:p>
          </table:table-cell>
          <table:table-cell table:formula="of:=INDEX([.A$1:.A$1048576];(ROW([.GH23])-2)*5+1)" office:value-type="float" office:value="0.586471903" calcext:value-type="float">
            <text:p>0,586471903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3" calcext:value-type="float">
            <text:p>23</text:p>
          </table:table-cell>
          <table:table-cell table:style-name="ce1" table:formula="of:=INDEX([.D$1:.D$1048576];(ROW([.G24])-2)*5+1)" office:value-type="float" office:value="-0.002305016808" calcext:value-type="float">
            <text:p>-0,002305016808</text:p>
          </table:table-cell>
          <table:table-cell table:formula="of:=INDEX([.A$1:.A$1048576];(ROW([.GH24])-2)*5+1)" office:value-type="float" office:value="0.5862197129" calcext:value-type="float">
            <text:p>0,5862197129</text:p>
          </table:table-cell>
        </table:table-row>
        <table:table-row table:style-name="ro1">
          <table:table-cell table:number-columns-repeated="5"/>
          <table:table-cell office:value-type="float" office:value="24" calcext:value-type="float">
            <text:p>24</text:p>
          </table:table-cell>
          <table:table-cell table:style-name="ce1" table:formula="of:=INDEX([.D$1:.D$1048576];(ROW([.G25])-2)*5+1)" office:value-type="float" office:value="-0.002074485128" calcext:value-type="float">
            <text:p>-0,002074485128</text:p>
          </table:table-cell>
          <table:table-cell table:formula="of:=INDEX([.A$1:.A$1048576];(ROW([.GH25])-2)*5+1)" office:value-type="float" office:value="0.5951863699" calcext:value-type="float">
            <text:p>0,5951863699</text:p>
          </table:table-cell>
        </table:table-row>
        <table:table-row table:style-name="ro1">
          <table:table-cell office:value-type="float" office:value="0.5842197562" calcext:value-type="float">
            <text:p>0,5842197562</text:p>
          </table:table-cell>
          <table:table-cell office:value-type="float" office:value="0.8049031426" calcext:value-type="float">
            <text:p>0,8049031426</text:p>
          </table:table-cell>
          <table:table-cell office:value-type="float" office:value="0.1040106128" calcext:value-type="float">
            <text:p>0,1040106128</text:p>
          </table:table-cell>
          <table:table-cell office:value-type="float" office:value="-0.002302185962" calcext:value-type="float">
            <text:p>-0,002302185962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1" table:formula="of:=INDEX([.D$1:.D$1048576];(ROW([.G26])-2)*5+1)" office:value-type="float" office:value="-0.002607811397" calcext:value-type="float">
            <text:p>-0,002607811397</text:p>
          </table:table-cell>
          <table:table-cell table:formula="of:=INDEX([.A$1:.A$1048576];(ROW([.GH26])-2)*5+1)" office:value-type="float" office:value="0.5793176171" calcext:value-type="float">
            <text:p>0,5793176171</text:p>
          </table:table-cell>
        </table:table-row>
        <table:table-row table:style-name="ro1">
          <table:table-cell office:value-type="float" office:value="0.5721509771" calcext:value-type="float">
            <text:p>0,5721509771</text:p>
          </table:table-cell>
          <table:table-cell office:value-type="float" office:value="-0.317568875" calcext:value-type="float">
            <text:p>-0,317568875</text:p>
          </table:table-cell>
          <table:table-cell office:value-type="float" office:value="-0.7561701324" calcext:value-type="float">
            <text:p>-0,7561701324</text:p>
          </table:table-cell>
          <table:table-cell office:value-type="float" office:value="-0.05840674572" calcext:value-type="float">
            <text:p>-0,05840674572</text:p>
          </table:table-cell>
          <table:table-cell/>
          <table:table-cell office:value-type="float" office:value="26" calcext:value-type="float">
            <text:p>26</text:p>
          </table:table-cell>
          <table:table-cell table:style-name="ce1" table:formula="of:=INDEX([.D$1:.D$1048576];(ROW([.G27])-2)*5+1)" office:value-type="float" office:value="-0.002535476429" calcext:value-type="float">
            <text:p>-0,002535476429</text:p>
          </table:table-cell>
          <table:table-cell table:formula="of:=INDEX([.A$1:.A$1048576];(ROW([.GH27])-2)*5+1)" office:value-type="float" office:value="0.5880122444" calcext:value-type="float">
            <text:p>0,5880122444</text:p>
          </table:table-cell>
        </table:table-row>
        <table:table-row table:style-name="ro1">
          <table:table-cell office:value-type="float" office:value="-0.5756131826" calcext:value-type="float">
            <text:p>-0,5756131826</text:p>
          </table:table-cell>
          <table:table-cell office:value-type="float" office:value="0.501279304" calcext:value-type="float">
            <text:p>0,501279304</text:p>
          </table:table-cell>
          <table:table-cell office:value-type="float" office:value="-0.6460561302" calcext:value-type="float">
            <text:p>-0,6460561302</text:p>
          </table:table-cell>
          <table:table-cell office:value-type="float" office:value="0.3848958708" calcext:value-type="float">
            <text:p>0,3848958708</text:p>
          </table:table-cell>
          <table:table-cell/>
          <table:table-cell office:value-type="float" office:value="27" calcext:value-type="float">
            <text:p>27</text:p>
          </table:table-cell>
          <table:table-cell table:style-name="ce1" table:formula="of:=INDEX([.D$1:.D$1048576];(ROW([.G28])-2)*5+1)" office:value-type="float" office:value="-0.002656014025" calcext:value-type="float">
            <text:p>-0,002656014025</text:p>
          </table:table-cell>
          <table:table-cell table:formula="of:=INDEX([.A$1:.A$1048576];(ROW([.GH28])-2)*5+1)" office:value-type="float" office:value="0.5844182634" calcext:value-type="float">
            <text:p>0,5844182634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8" calcext:value-type="float">
            <text:p>28</text:p>
          </table:table-cell>
          <table:table-cell table:style-name="ce1" table:formula="of:=INDEX([.D$1:.D$1048576];(ROW([.G29])-2)*5+1)" office:value-type="float" office:value="-0.003066600402" calcext:value-type="float">
            <text:p>-0,003066600402</text:p>
          </table:table-cell>
          <table:table-cell table:formula="of:=INDEX([.A$1:.A$1048576];(ROW([.GH29])-2)*5+1)" office:value-type="float" office:value="0.5913105059" calcext:value-type="float">
            <text:p>0,5913105059</text:p>
          </table:table-cell>
        </table:table-row>
        <table:table-row table:style-name="ro1">
          <table:table-cell table:number-columns-repeated="5"/>
          <table:table-cell office:value-type="float" office:value="29" calcext:value-type="float">
            <text:p>29</text:p>
          </table:table-cell>
          <table:table-cell table:style-name="ce1" table:formula="of:=INDEX([.D$1:.D$1048576];(ROW([.G30])-2)*5+1)" office:value-type="float" office:value="-0.002723404359" calcext:value-type="float">
            <text:p>-0,002723404359</text:p>
          </table:table-cell>
          <table:table-cell table:formula="of:=INDEX([.A$1:.A$1048576];(ROW([.GH30])-2)*5+1)" office:value-type="float" office:value="0.5770070072" calcext:value-type="float">
            <text:p>0,5770070072</text:p>
          </table:table-cell>
        </table:table-row>
        <table:table-row table:style-name="ro1">
          <table:table-cell office:value-type="float" office:value="0.5886084577" calcext:value-type="float">
            <text:p>0,5886084577</text:p>
          </table:table-cell>
          <table:table-cell office:value-type="float" office:value="0.8018488209" calcext:value-type="float">
            <text:p>0,8018488209</text:p>
          </table:table-cell>
          <table:table-cell office:value-type="float" office:value="0.1028520876" calcext:value-type="float">
            <text:p>0,1028520876</text:p>
          </table:table-cell>
          <table:table-cell office:value-type="float" office:value="-0.002527338788" calcext:value-type="float">
            <text:p>-0,002527338788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1" table:formula="of:=INDEX([.D$1:.D$1048576];(ROW([.G31])-2)*5+1)" office:value-type="float" office:value="-0.002134793837" calcext:value-type="float">
            <text:p>-0,002134793837</text:p>
          </table:table-cell>
          <table:table-cell table:formula="of:=INDEX([.A$1:.A$1048576];(ROW([.GH31])-2)*5+1)" office:value-type="float" office:value="0.593227736" calcext:value-type="float">
            <text:p>0,593227736</text:p>
          </table:table-cell>
        </table:table-row>
        <table:table-row table:style-name="ro1">
          <table:table-cell office:value-type="float" office:value="0.5767702047" calcext:value-type="float">
            <text:p>0,5767702047</text:p>
          </table:table-cell>
          <table:table-cell office:value-type="float" office:value="-0.3273855622" calcext:value-type="float">
            <text:p>-0,3273855622</text:p>
          </table:table-cell>
          <table:table-cell office:value-type="float" office:value="-0.7484349168" calcext:value-type="float">
            <text:p>-0,7484349168</text:p>
          </table:table-cell>
          <table:table-cell office:value-type="float" office:value="-0.05849047064" calcext:value-type="float">
            <text:p>-0,05849047064</text:p>
          </table:table-cell>
          <table:table-cell/>
          <table:table-cell office:value-type="string" calcext:value-type="string">
            <text:p>SUMME</text:p>
          </table:table-cell>
          <table:table-cell table:formula="of:=SUM([.G2:.G31])" office:value-type="float" office:value="-0.07040604494" calcext:value-type="float">
            <text:p>-0,07040604494</text:p>
          </table:table-cell>
          <table:table-cell table:formula="of:=SUM([.H2:.H31])" office:value-type="float" office:value="17.6496619599" calcext:value-type="float">
            <text:p>17,6496619599</text:p>
          </table:table-cell>
        </table:table-row>
        <table:table-row table:style-name="ro1">
          <table:table-cell office:value-type="float" office:value="-0.566459367" calcext:value-type="float">
            <text:p>-0,566459367</text:p>
          </table:table-cell>
          <table:table-cell office:value-type="float" office:value="0.4998571417" calcext:value-type="float">
            <text:p>0,4998571417</text:p>
          </table:table-cell>
          <table:table-cell office:value-type="float" office:value="-0.6551844194" calcext:value-type="float">
            <text:p>-0,6551844194</text:p>
          </table:table-cell>
          <table:table-cell office:value-type="float" office:value="0.3853825797" calcext:value-type="float">
            <text:p>0,3853825797</text:p>
          </table:table-cell>
          <table:table-cell/>
          <table:table-cell office:value-type="string" calcext:value-type="string">
            <text:p>Mittelwert</text:p>
          </table:table-cell>
          <table:table-cell table:formula="of:=AVERAGE([.G2:.G31])" office:value-type="float" office:value="-0.00234686816466667" calcext:value-type="float">
            <text:p>-0,002346868164667</text:p>
          </table:table-cell>
          <table:table-cell table:formula="of:=AVERAGE([.H2:.H31])" office:value-type="float" office:value="0.58832206533" calcext:value-type="float">
            <text:p>0,58832206533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X</text:p>
          </table:table-cell>
          <table:table-cell/>
          <table:table-cell table:formula="of:=MAX([.H2:.H31])" office:value-type="float" office:value="0.6016369672" calcext:value-type="float">
            <text:p>0,601636967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IN</text:p>
          </table:table-cell>
          <table:table-cell/>
          <table:table-cell table:formula="of:=MIN([.H2:.H31])" office:value-type="float" office:value="0.5770070072" calcext:value-type="float">
            <text:p>0,5770070072</text:p>
          </table:table-cell>
        </table:table-row>
        <table:table-row table:style-name="ro1">
          <table:table-cell office:value-type="float" office:value="0.5894506031" calcext:value-type="float">
            <text:p>0,5894506031</text:p>
          </table:table-cell>
          <table:table-cell office:value-type="float" office:value="0.7991158522" calcext:value-type="float">
            <text:p>0,7991158522</text:p>
          </table:table-cell>
          <table:table-cell office:value-type="float" office:value="0.1181602355" calcext:value-type="float">
            <text:p>0,1181602355</text:p>
          </table:table-cell>
          <table:table-cell office:value-type="float" office:value="-0.00201309073" calcext:value-type="float">
            <text:p>-0,00201309073</text:p>
          </table:table-cell>
          <table:table-cell/>
          <table:table-cell office:value-type="string" calcext:value-type="string">
            <text:p>RANGE</text:p>
          </table:table-cell>
          <table:table-cell/>
          <table:table-cell table:formula="of:=[.H34]-[.H35]" office:value-type="float" office:value="0.0246299600000001" calcext:value-type="float">
            <text:p>0,02462996</text:p>
          </table:table-cell>
        </table:table-row>
        <table:table-row table:style-name="ro1">
          <table:table-cell office:value-type="float" office:value="0.5704520364" calcext:value-type="float">
            <text:p>0,5704520364</text:p>
          </table:table-cell>
          <table:table-cell office:value-type="float" office:value="-0.3082118296" calcext:value-type="float">
            <text:p>-0,3082118296</text:p>
          </table:table-cell>
          <table:table-cell office:value-type="float" office:value="-0.7613080469" calcext:value-type="float">
            <text:p>-0,7613080469</text:p>
          </table:table-cell>
          <table:table-cell office:value-type="float" office:value="-0.05887866277" calcext:value-type="float">
            <text:p>-0,05887866277</text:p>
          </table:table-cell>
          <table:table-cell table:number-columns-repeated="4"/>
        </table:table-row>
        <table:table-row table:style-name="ro1">
          <table:table-cell office:value-type="float" office:value="-0.5719549463" calcext:value-type="float">
            <text:p>-0,5719549463</text:p>
          </table:table-cell>
          <table:table-cell office:value-type="float" office:value="0.5161582344" calcext:value-type="float">
            <text:p>0,5161582344</text:p>
          </table:table-cell>
          <table:table-cell office:value-type="float" office:value="-0.6375329141" calcext:value-type="float">
            <text:p>-0,6375329141</text:p>
          </table:table-cell>
          <table:table-cell office:value-type="float" office:value="0.3868214263" calcext:value-type="float">
            <text:p>0,3868214263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0.577778513" calcext:value-type="float">
            <text:p>0,577778513</text:p>
          </table:table-cell>
          <table:table-cell office:value-type="float" office:value="0.811095976" calcext:value-type="float">
            <text:p>0,811095976</text:p>
          </table:table-cell>
          <table:table-cell office:value-type="float" office:value="0.09107857973" calcext:value-type="float">
            <text:p>0,09107857973</text:p>
          </table:table-cell>
          <table:table-cell office:value-type="float" office:value="-0.002865083062" calcext:value-type="float">
            <text:p>-0,002865083062</text:p>
          </table:table-cell>
          <table:table-cell table:number-columns-repeated="4"/>
        </table:table-row>
        <table:table-row table:style-name="ro1">
          <table:table-cell office:value-type="float" office:value="0.5888435405" calcext:value-type="float">
            <text:p>0,5888435405</text:p>
          </table:table-cell>
          <table:table-cell office:value-type="float" office:value="-0.3369635202" calcext:value-type="float">
            <text:p>-0,3369635202</text:p>
          </table:table-cell>
          <table:table-cell office:value-type="float" office:value="-0.7346556138" calcext:value-type="float">
            <text:p>-0,7346556138</text:p>
          </table:table-cell>
          <table:table-cell office:value-type="float" office:value="-0.05818032056" calcext:value-type="float">
            <text:p>-0,05818032056</text:p>
          </table:table-cell>
          <table:table-cell table:number-columns-repeated="4"/>
        </table:table-row>
        <table:table-row table:style-name="ro1">
          <table:table-cell office:value-type="float" office:value="-0.5651860532" calcext:value-type="float">
            <text:p>-0,5651860532</text:p>
          </table:table-cell>
          <table:table-cell office:value-type="float" office:value="0.4780992614" calcext:value-type="float">
            <text:p>0,4780992614</text:p>
          </table:table-cell>
          <table:table-cell office:value-type="float" office:value="-0.6722989078" calcext:value-type="float">
            <text:p>-0,6722989078</text:p>
          </table:table-cell>
          <table:table-cell office:value-type="float" office:value="0.3762259888" calcext:value-type="float">
            <text:p>0,3762259888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0.5888045437" calcext:value-type="float">
            <text:p>0,5888045437</text:p>
          </table:table-cell>
          <table:table-cell office:value-type="float" office:value="0.7995513214" calcext:value-type="float">
            <text:p>0,7995513214</text:p>
          </table:table-cell>
          <table:table-cell office:value-type="float" office:value="0.1184351884" calcext:value-type="float">
            <text:p>0,1184351884</text:p>
          </table:table-cell>
          <table:table-cell office:value-type="float" office:value="-0.001493790264" calcext:value-type="float">
            <text:p>-0,001493790264</text:p>
          </table:table-cell>
          <table:table-cell table:number-columns-repeated="4"/>
        </table:table-row>
        <table:table-row table:style-name="ro1">
          <table:table-cell office:value-type="float" office:value="0.5836738057" calcext:value-type="float">
            <text:p>0,5836738057</text:p>
          </table:table-cell>
          <table:table-cell office:value-type="float" office:value="-0.3192365024" calcext:value-type="float">
            <text:p>-0,3192365024</text:p>
          </table:table-cell>
          <table:table-cell office:value-type="float" office:value="-0.746600927" calcext:value-type="float">
            <text:p>-0,746600927</text:p>
          </table:table-cell>
          <table:table-cell office:value-type="float" office:value="-0.05875779437" calcext:value-type="float">
            <text:p>-0,05875779437</text:p>
          </table:table-cell>
          <table:table-cell table:number-columns-repeated="4"/>
        </table:table-row>
        <table:table-row table:style-name="ro1">
          <table:table-cell office:value-type="float" office:value="-0.5591369224" calcext:value-type="float">
            <text:p>-0,5591369224</text:p>
          </table:table-cell>
          <table:table-cell office:value-type="float" office:value="0.5087295353" calcext:value-type="float">
            <text:p>0,5087295353</text:p>
          </table:table-cell>
          <table:table-cell office:value-type="float" office:value="-0.6546450657" calcext:value-type="float">
            <text:p>-0,6546450657</text:p>
          </table:table-cell>
          <table:table-cell office:value-type="float" office:value="0.3929108349" calcext:value-type="float">
            <text:p>0,3929108349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0.5912519636" calcext:value-type="float">
            <text:p>0,5912519636</text:p>
          </table:table-cell>
          <table:table-cell office:value-type="float" office:value="0.7966458583" calcext:value-type="float">
            <text:p>0,7966458583</text:p>
          </table:table-cell>
          <table:table-cell office:value-type="float" office:value="0.1256045065" calcext:value-type="float">
            <text:p>0,1256045065</text:p>
          </table:table-cell>
          <table:table-cell office:value-type="float" office:value="-0.001964331486" calcext:value-type="float">
            <text:p>-0,001964331486</text:p>
          </table:table-cell>
          <table:table-cell table:number-columns-repeated="4"/>
        </table:table-row>
        <table:table-row table:style-name="ro1">
          <table:table-cell office:value-type="float" office:value="0.5786306217" calcext:value-type="float">
            <text:p>0,5786306217</text:p>
          </table:table-cell>
          <table:table-cell office:value-type="float" office:value="-0.3105409051" calcext:value-type="float">
            <text:p>-0,3105409051</text:p>
          </table:table-cell>
          <table:table-cell office:value-type="float" office:value="-0.7541557863" calcext:value-type="float">
            <text:p>-0,7541557863</text:p>
          </table:table-cell>
          <table:table-cell office:value-type="float" office:value="-0.05882974927" calcext:value-type="float">
            <text:p>-0,05882974927</text:p>
          </table:table-cell>
          <table:table-cell table:number-columns-repeated="4"/>
        </table:table-row>
        <table:table-row table:style-name="ro1">
          <table:table-cell office:value-type="float" office:value="-0.5617897465" calcext:value-type="float">
            <text:p>-0,5617897465</text:p>
          </table:table-cell>
          <table:table-cell office:value-type="float" office:value="0.5185747031" calcext:value-type="float">
            <text:p>0,5185747031</text:p>
          </table:table-cell>
          <table:table-cell office:value-type="float" office:value="-0.6445716081" calcext:value-type="float">
            <text:p>-0,6445716081</text:p>
          </table:table-cell>
          <table:table-cell office:value-type="float" office:value="0.3863837526" calcext:value-type="float">
            <text:p>0,3863837526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0.5910263762" calcext:value-type="float">
            <text:p>0,5910263762</text:p>
          </table:table-cell>
          <table:table-cell office:value-type="float" office:value="0.7986696935" calcext:value-type="float">
            <text:p>0,7986696935</text:p>
          </table:table-cell>
          <table:table-cell office:value-type="float" office:value="0.1132013394" calcext:value-type="float">
            <text:p>0,1132013394</text:p>
          </table:table-cell>
          <table:table-cell office:value-type="float" office:value="-0.002334091112" calcext:value-type="float">
            <text:p>-0,002334091112</text:p>
          </table:table-cell>
          <table:table-cell table:number-columns-repeated="4"/>
        </table:table-row>
        <table:table-row table:style-name="ro1">
          <table:table-cell office:value-type="float" office:value="0.5811390899" calcext:value-type="float">
            <text:p>0,5811390899</text:p>
          </table:table-cell>
          <table:table-cell office:value-type="float" office:value="-0.324255878" calcext:value-type="float">
            <text:p>-0,324255878</text:p>
          </table:table-cell>
          <table:table-cell office:value-type="float" office:value="-0.7464150881" calcext:value-type="float">
            <text:p>-0,7464150881</text:p>
          </table:table-cell>
          <table:table-cell office:value-type="float" office:value="-0.05876821031" calcext:value-type="float">
            <text:p>-0,05876821031</text:p>
          </table:table-cell>
          <table:table-cell table:number-columns-repeated="4"/>
        </table:table-row>
        <table:table-row table:style-name="ro1">
          <table:table-cell office:value-type="float" office:value="-0.55943291" calcext:value-type="float">
            <text:p>-0,55943291</text:p>
          </table:table-cell>
          <table:table-cell office:value-type="float" office:value="0.506936728" calcext:value-type="float">
            <text:p>0,506936728</text:p>
          </table:table-cell>
          <table:table-cell office:value-type="float" office:value="-0.6557819554" calcext:value-type="float">
            <text:p>-0,6557819554</text:p>
          </table:table-cell>
          <table:table-cell office:value-type="float" office:value="0.384499199" calcext:value-type="float">
            <text:p>0,384499199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0.5902375446" calcext:value-type="float">
            <text:p>0,5902375446</text:p>
          </table:table-cell>
          <table:table-cell office:value-type="float" office:value="0.7997755801" calcext:value-type="float">
            <text:p>0,7997755801</text:p>
          </table:table-cell>
          <table:table-cell office:value-type="float" office:value="0.1094470761" calcext:value-type="float">
            <text:p>0,1094470761</text:p>
          </table:table-cell>
          <table:table-cell office:value-type="float" office:value="-0.002275160397" calcext:value-type="float">
            <text:p>-0,002275160397</text:p>
          </table:table-cell>
          <table:table-cell table:number-columns-repeated="4"/>
        </table:table-row>
        <table:table-row table:style-name="ro1">
          <table:table-cell office:value-type="float" office:value="0.5794907262" calcext:value-type="float">
            <text:p>0,5794907262</text:p>
          </table:table-cell>
          <table:table-cell office:value-type="float" office:value="-0.3254153402" calcext:value-type="float">
            <text:p>-0,3254153402</text:p>
          </table:table-cell>
          <table:table-cell office:value-type="float" office:value="-0.7471916452" calcext:value-type="float">
            <text:p>-0,7471916452</text:p>
          </table:table-cell>
          <table:table-cell office:value-type="float" office:value="-0.05861041713" calcext:value-type="float">
            <text:p>-0,05861041713</text:p>
          </table:table-cell>
          <table:table-cell table:number-columns-repeated="4"/>
        </table:table-row>
        <table:table-row table:style-name="ro1">
          <table:table-cell office:value-type="float" office:value="-0.561969874" calcext:value-type="float">
            <text:p>-0,561969874</text:p>
          </table:table-cell>
          <table:table-cell office:value-type="float" office:value="0.5044441276" calcext:value-type="float">
            <text:p>0,5044441276</text:p>
          </table:table-cell>
          <table:table-cell office:value-type="float" office:value="-0.655534883" calcext:value-type="float">
            <text:p>-0,655534883</text:p>
          </table:table-cell>
          <table:table-cell office:value-type="float" office:value="0.3858512961" calcext:value-type="float">
            <text:p>0,3858512961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0.5934347775" calcext:value-type="float">
            <text:p>0,5934347775</text:p>
          </table:table-cell>
          <table:table-cell office:value-type="float" office:value="0.7969624324" calcext:value-type="float">
            <text:p>0,7969624324</text:p>
          </table:table-cell>
          <table:table-cell office:value-type="float" office:value="0.1126323499" calcext:value-type="float">
            <text:p>0,1126323499</text:p>
          </table:table-cell>
          <table:table-cell office:value-type="float" office:value="-0.002456576399" calcext:value-type="float">
            <text:p>-0,002456576399</text:p>
          </table:table-cell>
          <table:table-cell table:number-columns-repeated="4"/>
        </table:table-row>
        <table:table-row table:style-name="ro1">
          <table:table-cell office:value-type="float" office:value="0.5872603301" calcext:value-type="float">
            <text:p>0,5872603301</text:p>
          </table:table-cell>
          <table:table-cell office:value-type="float" office:value="-0.3330276845" calcext:value-type="float">
            <text:p>-0,3330276845</text:p>
          </table:table-cell>
          <table:table-cell office:value-type="float" office:value="-0.7377112348" calcext:value-type="float">
            <text:p>-0,7377112348</text:p>
          </table:table-cell>
          <table:table-cell office:value-type="float" office:value="-0.05882430314" calcext:value-type="float">
            <text:p>-0,05882430314</text:p>
          </table:table-cell>
          <table:table-cell table:number-columns-repeated="4"/>
        </table:table-row>
        <table:table-row table:style-name="ro1">
          <table:table-cell office:value-type="float" office:value="-0.5504184494" calcext:value-type="float">
            <text:p>-0,5504184494</text:p>
          </table:table-cell>
          <table:table-cell office:value-type="float" office:value="0.5039280135" calcext:value-type="float">
            <text:p>0,5039280135</text:p>
          </table:table-cell>
          <table:table-cell office:value-type="float" office:value="-0.665654631" calcext:value-type="float">
            <text:p>-0,665654631</text:p>
          </table:table-cell>
          <table:table-cell office:value-type="float" office:value="0.3844088877" calcext:value-type="float">
            <text:p>0,3844088877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0.5811623107" calcext:value-type="float">
            <text:p>0,5811623107</text:p>
          </table:table-cell>
          <table:table-cell office:value-type="float" office:value="0.8051616645" calcext:value-type="float">
            <text:p>0,8051616645</text:p>
          </table:table-cell>
          <table:table-cell office:value-type="float" office:value="0.118173866" calcext:value-type="float">
            <text:p>0,118173866</text:p>
          </table:table-cell>
          <table:table-cell office:value-type="float" office:value="-0.001567754822" calcext:value-type="float">
            <text:p>-0,001567754822</text:p>
          </table:table-cell>
          <table:table-cell table:number-columns-repeated="4"/>
        </table:table-row>
        <table:table-row table:style-name="ro1">
          <table:table-cell office:value-type="float" office:value="0.54444209" calcext:value-type="float">
            <text:p>0,54444209</text:p>
          </table:table-cell>
          <table:table-cell office:value-type="float" office:value="-0.2767595655" calcext:value-type="float">
            <text:p>-0,2767595655</text:p>
          </table:table-cell>
          <table:table-cell office:value-type="float" office:value="-0.7918250776" calcext:value-type="float">
            <text:p>-0,7918250776</text:p>
          </table:table-cell>
          <table:table-cell office:value-type="float" office:value="-0.05829337381" calcext:value-type="float">
            <text:p>-0,05829337381</text:p>
          </table:table-cell>
          <table:table-cell table:number-columns-repeated="4"/>
        </table:table-row>
        <table:table-row table:style-name="ro1">
          <table:table-cell office:value-type="float" office:value="-0.6048414497" calcext:value-type="float">
            <text:p>-0,6048414497</text:p>
          </table:table-cell>
          <table:table-cell office:value-type="float" office:value="0.5245177184" calcext:value-type="float">
            <text:p>0,5245177184</text:p>
          </table:table-cell>
          <table:table-cell office:value-type="float" office:value="-0.599206128" calcext:value-type="float">
            <text:p>-0,599206128</text:p>
          </table:table-cell>
          <table:table-cell office:value-type="float" office:value="0.3899108684" calcext:value-type="float">
            <text:p>0,3899108684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0.6016369672" calcext:value-type="float">
            <text:p>0,6016369672</text:p>
          </table:table-cell>
          <table:table-cell office:value-type="float" office:value="0.7915715347" calcext:value-type="float">
            <text:p>0,7915715347</text:p>
          </table:table-cell>
          <table:table-cell office:value-type="float" office:value="0.1069928277" calcext:value-type="float">
            <text:p>0,1069928277</text:p>
          </table:table-cell>
          <table:table-cell office:value-type="float" office:value="-0.002541173972" calcext:value-type="float">
            <text:p>-0,002541173972</text:p>
          </table:table-cell>
          <table:table-cell table:number-columns-repeated="4"/>
        </table:table-row>
        <table:table-row table:style-name="ro1">
          <table:table-cell office:value-type="float" office:value="0.5811149644" calcext:value-type="float">
            <text:p>0,5811149644</text:p>
          </table:table-cell>
          <table:table-cell office:value-type="float" office:value="-0.3418538288" calcext:value-type="float">
            <text:p>-0,3418538288</text:p>
          </table:table-cell>
          <table:table-cell office:value-type="float" office:value="-0.7385400178" calcext:value-type="float">
            <text:p>-0,7385400178</text:p>
          </table:table-cell>
          <table:table-cell office:value-type="float" office:value="-0.05817653093" calcext:value-type="float">
            <text:p>-0,05817653093</text:p>
          </table:table-cell>
          <table:table-cell table:number-columns-repeated="4"/>
        </table:table-row>
        <table:table-row table:style-name="ro1">
          <table:table-cell office:value-type="float" office:value="-0.5480313475" calcext:value-type="float">
            <text:p>-0,5480313475</text:p>
          </table:table-cell>
          <table:table-cell office:value-type="float" office:value="0.5065081097" calcext:value-type="float">
            <text:p>0,5065081097</text:p>
          </table:table-cell>
          <table:table-cell office:value-type="float" office:value="-0.665665965" calcext:value-type="float">
            <text:p>-0,665665965</text:p>
          </table:table-cell>
          <table:table-cell office:value-type="float" office:value="0.3867427486" calcext:value-type="float">
            <text:p>0,3867427486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0.5778526925" calcext:value-type="float">
            <text:p>0,5778526925</text:p>
          </table:table-cell>
          <table:table-cell office:value-type="float" office:value="0.8093056662" calcext:value-type="float">
            <text:p>0,8093056662</text:p>
          </table:table-cell>
          <table:table-cell office:value-type="float" office:value="0.1054068521" calcext:value-type="float">
            <text:p>0,1054068521</text:p>
          </table:table-cell>
          <table:table-cell office:value-type="float" office:value="-0.001861967694" calcext:value-type="float">
            <text:p>-0,001861967694</text:p>
          </table:table-cell>
          <table:table-cell table:number-columns-repeated="4"/>
        </table:table-row>
        <table:table-row table:style-name="ro1">
          <table:table-cell office:value-type="float" office:value="0.5803646428" calcext:value-type="float">
            <text:p>0,5803646428</text:p>
          </table:table-cell>
          <table:table-cell office:value-type="float" office:value="-0.3166692349" calcext:value-type="float">
            <text:p>-0,3166692349</text:p>
          </table:table-cell>
          <table:table-cell office:value-type="float" office:value="-0.7502649379" calcext:value-type="float">
            <text:p>-0,7502649379</text:p>
          </table:table-cell>
          <table:table-cell office:value-type="float" office:value="-0.05886532119" calcext:value-type="float">
            <text:p>-0,05886532119</text:p>
          </table:table-cell>
          <table:table-cell table:number-columns-repeated="4"/>
        </table:table-row>
        <table:table-row table:style-name="ro1">
          <table:table-cell office:value-type="float" office:value="-0.5738145582" calcext:value-type="float">
            <text:p>-0,5738145582</text:p>
          </table:table-cell>
          <table:table-cell office:value-type="float" office:value="0.4947170245" calcext:value-type="float">
            <text:p>0,4947170245</text:p>
          </table:table-cell>
          <table:table-cell office:value-type="float" office:value="-0.6526805639" calcext:value-type="float">
            <text:p>-0,6526805639</text:p>
          </table:table-cell>
          <table:table-cell office:value-type="float" office:value="0.3886038583" calcext:value-type="float">
            <text:p>0,3886038583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0.5980434843" calcext:value-type="float">
            <text:p>0,5980434843</text:p>
          </table:table-cell>
          <table:table-cell office:value-type="float" office:value="0.7956730926" calcext:value-type="float">
            <text:p>0,7956730926</text:p>
          </table:table-cell>
          <table:table-cell office:value-type="float" office:value="0.09616818956" calcext:value-type="float">
            <text:p>0,09616818956</text:p>
          </table:table-cell>
          <table:table-cell office:value-type="float" office:value="-0.00298943056" calcext:value-type="float">
            <text:p>-0,00298943056</text:p>
          </table:table-cell>
          <table:table-cell table:number-columns-repeated="4"/>
        </table:table-row>
        <table:table-row table:style-name="ro1">
          <table:table-cell office:value-type="float" office:value="0.5777778215" calcext:value-type="float">
            <text:p>0,5777778215</text:p>
          </table:table-cell>
          <table:table-cell office:value-type="float" office:value="-0.3448587889" calcext:value-type="float">
            <text:p>-0,3448587889</text:p>
          </table:table-cell>
          <table:table-cell office:value-type="float" office:value="-0.7397602346" calcext:value-type="float">
            <text:p>-0,7397602346</text:p>
          </table:table-cell>
          <table:table-cell office:value-type="float" office:value="-0.05813489599" calcext:value-type="float">
            <text:p>-0,05813489599</text:p>
          </table:table-cell>
          <table:table-cell table:number-columns-repeated="4"/>
        </table:table-row>
        <table:table-row table:style-name="ro1">
          <table:table-cell office:value-type="float" office:value="-0.5554428682" calcext:value-type="float">
            <text:p>-0,5554428682</text:p>
          </table:table-cell>
          <table:table-cell office:value-type="float" office:value="0.4979726353" calcext:value-type="float">
            <text:p>0,4979726353</text:p>
          </table:table-cell>
          <table:table-cell office:value-type="float" office:value="-0.6659628178" calcext:value-type="float">
            <text:p>-0,6659628178</text:p>
          </table:table-cell>
          <table:table-cell office:value-type="float" office:value="0.3890423983" calcext:value-type="float">
            <text:p>0,3890423983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0.5906872594" calcext:value-type="float">
            <text:p>0,5906872594</text:p>
          </table:table-cell>
          <table:table-cell office:value-type="float" office:value="0.7995172455" calcext:value-type="float">
            <text:p>0,7995172455</text:p>
          </table:table-cell>
          <table:table-cell office:value-type="float" office:value="0.1089070053" calcext:value-type="float">
            <text:p>0,1089070053</text:p>
          </table:table-cell>
          <table:table-cell office:value-type="float" office:value="-0.002308236271" calcext:value-type="float">
            <text:p>-0,002308236271</text:p>
          </table:table-cell>
          <table:table-cell table:number-columns-repeated="4"/>
        </table:table-row>
        <table:table-row table:style-name="ro1">
          <table:table-cell office:value-type="float" office:value="0.5786871101" calcext:value-type="float">
            <text:p>0,5786871101</text:p>
          </table:table-cell>
          <table:table-cell office:value-type="float" office:value="-0.3256888684" calcext:value-type="float">
            <text:p>-0,3256888684</text:p>
          </table:table-cell>
          <table:table-cell office:value-type="float" office:value="-0.747695118" calcext:value-type="float">
            <text:p>-0,747695118</text:p>
          </table:table-cell>
          <table:table-cell office:value-type="float" office:value="-0.05856271585" calcext:value-type="float">
            <text:p>-0,05856271585</text:p>
          </table:table-cell>
          <table:table-cell table:number-columns-repeated="4"/>
        </table:table-row>
        <table:table-row table:style-name="ro1">
          <table:table-cell office:value-type="float" office:value="-0.5623253419" calcext:value-type="float">
            <text:p>-0,5623253419</text:p>
          </table:table-cell>
          <table:table-cell office:value-type="float" office:value="0.5046770603" calcext:value-type="float">
            <text:p>0,5046770603</text:p>
          </table:table-cell>
          <table:table-cell office:value-type="float" office:value="-0.6550505894" calcext:value-type="float">
            <text:p>-0,6550505894</text:p>
          </table:table-cell>
          <table:table-cell office:value-type="float" office:value="0.3863310004" calcext:value-type="float">
            <text:p>0,3863310004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0.5789293227" calcext:value-type="float">
            <text:p>0,5789293227</text:p>
          </table:table-cell>
          <table:table-cell office:value-type="float" office:value="0.8092713049" calcext:value-type="float">
            <text:p>0,8092713049</text:p>
          </table:table-cell>
          <table:table-cell office:value-type="float" office:value="0.09960318426" calcext:value-type="float">
            <text:p>0,09960318426</text:p>
          </table:table-cell>
          <table:table-cell office:value-type="float" office:value="-0.002047073081" calcext:value-type="float">
            <text:p>-0,002047073081</text:p>
          </table:table-cell>
          <table:table-cell table:number-columns-repeated="4"/>
        </table:table-row>
        <table:table-row table:style-name="ro1">
          <table:table-cell office:value-type="float" office:value="0.5783595875" calcext:value-type="float">
            <text:p>0,5783595875</text:p>
          </table:table-cell>
          <table:table-cell office:value-type="float" office:value="-0.3214611998" calcext:value-type="float">
            <text:p>-0,3214611998</text:p>
          </table:table-cell>
          <table:table-cell office:value-type="float" office:value="-0.7497752227" calcext:value-type="float">
            <text:p>-0,7497752227</text:p>
          </table:table-cell>
          <table:table-cell office:value-type="float" office:value="-0.05858737988" calcext:value-type="float">
            <text:p>-0,05858737988</text:p>
          </table:table-cell>
          <table:table-cell table:number-columns-repeated="4"/>
        </table:table-row>
        <table:table-row table:style-name="ro1">
          <table:table-cell office:value-type="float" office:value="-0.5747530137" calcext:value-type="float">
            <text:p>-0,5747530137</text:p>
          </table:table-cell>
          <table:table-cell office:value-type="float" office:value="0.4916733184" calcext:value-type="float">
            <text:p>0,4916733184</text:p>
          </table:table-cell>
          <table:table-cell office:value-type="float" office:value="-0.6541531328" calcext:value-type="float">
            <text:p>-0,6541531328</text:p>
          </table:table-cell>
          <table:table-cell office:value-type="float" office:value="0.3862231802" calcext:value-type="float">
            <text:p>0,3862231802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0.5870807169" calcext:value-type="float">
            <text:p>0,5870807169</text:p>
          </table:table-cell>
          <table:table-cell office:value-type="float" office:value="0.8028715445" calcext:value-type="float">
            <text:p>0,8028715445</text:p>
          </table:table-cell>
          <table:table-cell office:value-type="float" office:value="0.1036026776" calcext:value-type="float">
            <text:p>0,1036026776</text:p>
          </table:table-cell>
          <table:table-cell office:value-type="float" office:value="-0.002354099936" calcext:value-type="float">
            <text:p>-0,002354099936</text:p>
          </table:table-cell>
          <table:table-cell table:number-columns-repeated="4"/>
        </table:table-row>
        <table:table-row table:style-name="ro1">
          <table:table-cell office:value-type="float" office:value="0.578380439" calcext:value-type="float">
            <text:p>0,578380439</text:p>
          </table:table-cell>
          <table:table-cell office:value-type="float" office:value="-0.3264568324" calcext:value-type="float">
            <text:p>-0,3264568324</text:p>
          </table:table-cell>
          <table:table-cell office:value-type="float" office:value="-0.7475974881" calcext:value-type="float">
            <text:p>-0,7475974881</text:p>
          </table:table-cell>
          <table:table-cell office:value-type="float" office:value="-0.05854831702" calcext:value-type="float">
            <text:p>-0,05854831702</text:p>
          </table:table-cell>
          <table:table-cell table:number-columns-repeated="4"/>
        </table:table-row>
        <table:table-row table:style-name="ro1">
          <table:table-cell office:value-type="float" office:value="-0.5664029481" calcext:value-type="float">
            <text:p>-0,5664029481</text:p>
          </table:table-cell>
          <table:table-cell office:value-type="float" office:value="0.4988218314" calcext:value-type="float">
            <text:p>0,4988218314</text:p>
          </table:table-cell>
          <table:table-cell office:value-type="float" office:value="-0.6560217077" calcext:value-type="float">
            <text:p>-0,6560217077</text:p>
          </table:table-cell>
          <table:table-cell office:value-type="float" office:value="0.3857593863" calcext:value-type="float">
            <text:p>0,3857593863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0.586471903" calcext:value-type="float">
            <text:p>0,586471903</text:p>
          </table:table-cell>
          <table:table-cell office:value-type="float" office:value="0.8027564779" calcext:value-type="float">
            <text:p>0,8027564779</text:p>
          </table:table-cell>
          <table:table-cell office:value-type="float" office:value="0.1078552003" calcext:value-type="float">
            <text:p>0,1078552003</text:p>
          </table:table-cell>
          <table:table-cell office:value-type="float" office:value="-0.002083440731" calcext:value-type="float">
            <text:p>-0,002083440731</text:p>
          </table:table-cell>
          <table:table-cell table:number-columns-repeated="4"/>
        </table:table-row>
        <table:table-row table:style-name="ro1">
          <table:table-cell office:value-type="float" office:value="0.5773236796" calcext:value-type="float">
            <text:p>0,5773236796</text:p>
          </table:table-cell>
          <table:table-cell office:value-type="float" office:value="-0.3209005923" calcext:value-type="float">
            <text:p>-0,3209005923</text:p>
          </table:table-cell>
          <table:table-cell office:value-type="float" office:value="-0.7508130119" calcext:value-type="float">
            <text:p>-0,7508130119</text:p>
          </table:table-cell>
          <table:table-cell office:value-type="float" office:value="-0.0585028281" calcext:value-type="float">
            <text:p>-0,0585028281</text:p>
          </table:table-cell>
          <table:table-cell table:number-columns-repeated="4"/>
        </table:table-row>
        <table:table-row table:style-name="ro1">
          <table:table-cell office:value-type="float" office:value="-0.5681092113" calcext:value-type="float">
            <text:p>-0,5681092113</text:p>
          </table:table-cell>
          <table:table-cell office:value-type="float" office:value="0.502598097" calcext:value-type="float">
            <text:p>0,502598097</text:p>
          </table:table-cell>
          <table:table-cell office:value-type="float" office:value="-0.6516495047" calcext:value-type="float">
            <text:p>-0,6516495047</text:p>
          </table:table-cell>
          <table:table-cell office:value-type="float" office:value="0.3861919446" calcext:value-type="float">
            <text:p>0,3861919446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0.5862197129" calcext:value-type="float">
            <text:p>0,5862197129</text:p>
          </table:table-cell>
          <table:table-cell office:value-type="float" office:value="0.8035357868" calcext:value-type="float">
            <text:p>0,8035357868</text:p>
          </table:table-cell>
          <table:table-cell office:value-type="float" office:value="0.1033280578" calcext:value-type="float">
            <text:p>0,1033280578</text:p>
          </table:table-cell>
          <table:table-cell office:value-type="float" office:value="-0.002305016808" calcext:value-type="float">
            <text:p>-0,002305016808</text:p>
          </table:table-cell>
          <table:table-cell table:number-columns-repeated="4"/>
        </table:table-row>
        <table:table-row table:style-name="ro1">
          <table:table-cell office:value-type="float" office:value="0.5791098969" calcext:value-type="float">
            <text:p>0,5791098969</text:p>
          </table:table-cell>
          <table:table-cell office:value-type="float" office:value="-0.3264257993" calcext:value-type="float">
            <text:p>-0,3264257993</text:p>
          </table:table-cell>
          <table:table-cell office:value-type="float" office:value="-0.747046133" calcext:value-type="float">
            <text:p>-0,747046133</text:p>
          </table:table-cell>
          <table:table-cell office:value-type="float" office:value="-0.05854586423" calcext:value-type="float">
            <text:p>-0,05854586423</text:p>
          </table:table-cell>
          <table:table-cell table:number-columns-repeated="4"/>
        </table:table-row>
        <table:table-row table:style-name="ro1">
          <table:table-cell office:value-type="float" office:value="-0.5665493584" calcext:value-type="float">
            <text:p>-0,5665493584</text:p>
          </table:table-cell>
          <table:table-cell office:value-type="float" office:value="0.4977714705" calcext:value-type="float">
            <text:p>0,4977714705</text:p>
          </table:table-cell>
          <table:table-cell office:value-type="float" office:value="-0.656692765" calcext:value-type="float">
            <text:p>-0,656692765</text:p>
          </table:table-cell>
          <table:table-cell office:value-type="float" office:value="0.386033477" calcext:value-type="float">
            <text:p>0,386033477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0.5951863699" calcext:value-type="float">
            <text:p>0,5951863699</text:p>
          </table:table-cell>
          <table:table-cell office:value-type="float" office:value="0.7950024114" calcext:value-type="float">
            <text:p>0,7950024114</text:p>
          </table:table-cell>
          <table:table-cell office:value-type="float" office:value="0.1171509752" calcext:value-type="float">
            <text:p>0,1171509752</text:p>
          </table:table-cell>
          <table:table-cell office:value-type="float" office:value="-0.002074485128" calcext:value-type="float">
            <text:p>-0,002074485128</text:p>
          </table:table-cell>
          <table:table-cell table:number-columns-repeated="4"/>
        </table:table-row>
        <table:table-row table:style-name="ro1">
          <table:table-cell office:value-type="float" office:value="0.5853518824" calcext:value-type="float">
            <text:p>0,5853518824</text:p>
          </table:table-cell>
          <table:table-cell office:value-type="float" office:value="-0.3290343767" calcext:value-type="float">
            <text:p>-0,3290343767</text:p>
          </table:table-cell>
          <table:table-cell office:value-type="float" office:value="-0.7410125186" calcext:value-type="float">
            <text:p>-0,7410125186</text:p>
          </table:table-cell>
          <table:table-cell office:value-type="float" office:value="-0.05885335721" calcext:value-type="float">
            <text:p>-0,05885335721</text:p>
          </table:table-cell>
          <table:table-cell table:number-columns-repeated="4"/>
        </table:table-row>
        <table:table-row table:style-name="ro1">
          <table:table-cell office:value-type="float" office:value="-0.5505600411" calcext:value-type="float">
            <text:p>-0,5505600411</text:p>
          </table:table-cell>
          <table:table-cell office:value-type="float" office:value="0.5096150948" calcext:value-type="float">
            <text:p>0,5096150948</text:p>
          </table:table-cell>
          <table:table-cell office:value-type="float" office:value="-0.6611929343" calcext:value-type="float">
            <text:p>-0,6611929343</text:p>
          </table:table-cell>
          <table:table-cell office:value-type="float" office:value="0.3887645466" calcext:value-type="float">
            <text:p>0,3887645466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0.5793176171" calcext:value-type="float">
            <text:p>0,5793176171</text:p>
          </table:table-cell>
          <table:table-cell office:value-type="float" office:value="0.8094783777" calcext:value-type="float">
            <text:p>0,8094783777</text:p>
          </table:table-cell>
          <table:table-cell office:value-type="float" office:value="0.09558166399" calcext:value-type="float">
            <text:p>0,09558166399</text:p>
          </table:table-cell>
          <table:table-cell office:value-type="float" office:value="-0.002607811397" calcext:value-type="float">
            <text:p>-0,002607811397</text:p>
          </table:table-cell>
          <table:table-cell table:number-columns-repeated="4"/>
        </table:table-row>
        <table:table-row table:style-name="ro1">
          <table:table-cell office:value-type="float" office:value="0.5692689527" calcext:value-type="float">
            <text:p>0,5692689527</text:p>
          </table:table-cell>
          <table:table-cell office:value-type="float" office:value="-0.3178792189" calcext:value-type="float">
            <text:p>-0,3178792189</text:p>
          </table:table-cell>
          <table:table-cell office:value-type="float" office:value="-0.7582121482" calcext:value-type="float">
            <text:p>-0,7582121482</text:p>
          </table:table-cell>
          <table:table-cell office:value-type="float" office:value="-0.05868569003" calcext:value-type="float">
            <text:p>-0,05868569003</text:p>
          </table:table-cell>
          <table:table-cell table:number-columns-repeated="4"/>
        </table:table-row>
        <table:table-row table:style-name="ro1">
          <table:table-cell office:value-type="float" office:value="-0.583372915" calcext:value-type="float">
            <text:p>-0,583372915</text:p>
          </table:table-cell>
          <table:table-cell office:value-type="float" office:value="0.4936573287" calcext:value-type="float">
            <text:p>0,4936573287</text:p>
          </table:table-cell>
          <table:table-cell office:value-type="float" office:value="-0.6449639399" calcext:value-type="float">
            <text:p>-0,6449639399</text:p>
          </table:table-cell>
          <table:table-cell office:value-type="float" office:value="0.3856860273" calcext:value-type="float">
            <text:p>0,3856860273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0.5880122444" calcext:value-type="float">
            <text:p>0,5880122444</text:p>
          </table:table-cell>
          <table:table-cell office:value-type="float" office:value="0.8020848599" calcext:value-type="float">
            <text:p>0,8020848599</text:p>
          </table:table-cell>
          <table:table-cell office:value-type="float" office:value="0.104410143" calcext:value-type="float">
            <text:p>0,104410143</text:p>
          </table:table-cell>
          <table:table-cell office:value-type="float" office:value="-0.002535476429" calcext:value-type="float">
            <text:p>-0,002535476429</text:p>
          </table:table-cell>
          <table:table-cell table:number-columns-repeated="4"/>
        </table:table-row>
        <table:table-row table:style-name="ro1">
          <table:table-cell office:value-type="float" office:value="0.6052248741" calcext:value-type="float">
            <text:p>0,6052248741</text:p>
          </table:table-cell>
          <table:table-cell office:value-type="float" office:value="-0.3506635922" calcext:value-type="float">
            <text:p>-0,3506635922</text:p>
          </table:table-cell>
          <table:table-cell office:value-type="float" office:value="-0.7146592873" calcext:value-type="float">
            <text:p>-0,7146592873</text:p>
          </table:table-cell>
          <table:table-cell office:value-type="float" office:value="-0.05948435091" calcext:value-type="float">
            <text:p>-0,05948435091</text:p>
          </table:table-cell>
          <table:table-cell table:number-columns-repeated="4"/>
        </table:table-row>
        <table:table-row table:style-name="ro1">
          <table:table-cell office:value-type="float" office:value="-0.5366045585" calcext:value-type="float">
            <text:p>-0,5366045585</text:p>
          </table:table-cell>
          <table:table-cell office:value-type="float" office:value="0.4834200272" calcext:value-type="float">
            <text:p>0,4834200272</text:p>
          </table:table-cell>
          <table:table-cell office:value-type="float" office:value="-0.6916361942" calcext:value-type="float">
            <text:p>-0,6916361942</text:p>
          </table:table-cell>
          <table:table-cell office:value-type="float" office:value="0.3801150354" calcext:value-type="float">
            <text:p>0,3801150354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0.5844182634" calcext:value-type="float">
            <text:p>0,5844182634</text:p>
          </table:table-cell>
          <table:table-cell office:value-type="float" office:value="0.8055112861" calcext:value-type="float">
            <text:p>0,8055112861</text:p>
          </table:table-cell>
          <table:table-cell office:value-type="float" office:value="0.09801459771" calcext:value-type="float">
            <text:p>0,09801459771</text:p>
          </table:table-cell>
          <table:table-cell office:value-type="float" office:value="-0.002656014025" calcext:value-type="float">
            <text:p>-0,002656014025</text:p>
          </table:table-cell>
          <table:table-cell table:number-columns-repeated="4"/>
        </table:table-row>
        <table:table-row table:style-name="ro1">
          <table:table-cell office:value-type="float" office:value="0.5770893985" calcext:value-type="float">
            <text:p>0,5770893985</text:p>
          </table:table-cell>
          <table:table-cell office:value-type="float" office:value="-0.3276680061" calcext:value-type="float">
            <text:p>-0,3276680061</text:p>
          </table:table-cell>
          <table:table-cell office:value-type="float" office:value="-0.7480651736" calcext:value-type="float">
            <text:p>-0,7480651736</text:p>
          </table:table-cell>
          <table:table-cell office:value-type="float" office:value="-0.05848813126" calcext:value-type="float">
            <text:p>-0,05848813126</text:p>
          </table:table-cell>
          <table:table-cell table:number-columns-repeated="4"/>
        </table:table-row>
        <table:table-row table:style-name="ro1">
          <table:table-cell office:value-type="float" office:value="-0.5704586923" calcext:value-type="float">
            <text:p>-0,5704586923</text:p>
          </table:table-cell>
          <table:table-cell office:value-type="float" office:value="0.4937461349" calcext:value-type="float">
            <text:p>0,4937461349</text:p>
          </table:table-cell>
          <table:table-cell office:value-type="float" office:value="-0.6563471907" calcext:value-type="float">
            <text:p>-0,6563471907</text:p>
          </table:table-cell>
          <table:table-cell office:value-type="float" office:value="0.3847381921" calcext:value-type="float">
            <text:p>0,3847381921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0.5913105059" calcext:value-type="float">
            <text:p>0,5913105059</text:p>
          </table:table-cell>
          <table:table-cell office:value-type="float" office:value="0.8010125763" calcext:value-type="float">
            <text:p>0,8010125763</text:p>
          </table:table-cell>
          <table:table-cell office:value-type="float" office:value="0.09343841965" calcext:value-type="float">
            <text:p>0,09343841965</text:p>
          </table:table-cell>
          <table:table-cell office:value-type="float" office:value="-0.003066600402" calcext:value-type="float">
            <text:p>-0,003066600402</text:p>
          </table:table-cell>
          <table:table-cell table:number-columns-repeated="4"/>
        </table:table-row>
        <table:table-row table:style-name="ro1">
          <table:table-cell office:value-type="float" office:value="0.5779282816" calcext:value-type="float">
            <text:p>0,5779282816</text:p>
          </table:table-cell>
          <table:table-cell office:value-type="float" office:value="-0.340092164" calcext:value-type="float">
            <text:p>-0,340092164</text:p>
          </table:table-cell>
          <table:table-cell office:value-type="float" office:value="-0.7418464945" calcext:value-type="float">
            <text:p>-0,7418464945</text:p>
          </table:table-cell>
          <table:table-cell office:value-type="float" office:value="-0.05847110251" calcext:value-type="float">
            <text:p>-0,05847110251</text:p>
          </table:table-cell>
          <table:table-cell table:number-columns-repeated="4"/>
        </table:table-row>
        <table:table-row table:style-name="ro1">
          <table:table-cell office:value-type="float" office:value="-0.5624506974" calcext:value-type="float">
            <text:p>-0,5624506974</text:p>
          </table:table-cell>
          <table:table-cell office:value-type="float" office:value="0.4926623312" calcext:value-type="float">
            <text:p>0,4926623312</text:p>
          </table:table-cell>
          <table:table-cell office:value-type="float" office:value="-0.6640278912" calcext:value-type="float">
            <text:p>-0,6640278912</text:p>
          </table:table-cell>
          <table:table-cell office:value-type="float" office:value="0.3845370516" calcext:value-type="float">
            <text:p>0,3845370516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0.5770070072" calcext:value-type="float">
            <text:p>0,5770070072</text:p>
          </table:table-cell>
          <table:table-cell office:value-type="float" office:value="0.8115909341" calcext:value-type="float">
            <text:p>0,8115909341</text:p>
          </table:table-cell>
          <table:table-cell office:value-type="float" office:value="0.09155910285" calcext:value-type="float">
            <text:p>0,09155910285</text:p>
          </table:table-cell>
          <table:table-cell office:value-type="float" office:value="-0.002723404359" calcext:value-type="float">
            <text:p>-0,002723404359</text:p>
          </table:table-cell>
          <table:table-cell table:number-columns-repeated="4"/>
        </table:table-row>
        <table:table-row table:style-name="ro1">
          <table:table-cell office:value-type="float" office:value="0.5657211358" calcext:value-type="float">
            <text:p>0,5657211358</text:p>
          </table:table-cell>
          <table:table-cell office:value-type="float" office:value="-0.3162931319" calcext:value-type="float">
            <text:p>-0,3162931319</text:p>
          </table:table-cell>
          <table:table-cell office:value-type="float" office:value="-0.761523638" calcext:value-type="float">
            <text:p>-0,761523638</text:p>
          </table:table-cell>
          <table:table-cell office:value-type="float" office:value="-0.05756151412" calcext:value-type="float">
            <text:p>-0,05756151412</text:p>
          </table:table-cell>
          <table:table-cell table:number-columns-repeated="4"/>
        </table:table-row>
        <table:table-row table:style-name="ro1">
          <table:table-cell office:value-type="float" office:value="-0.5890861653" calcext:value-type="float">
            <text:p>-0,5890861653</text:p>
          </table:table-cell>
          <table:table-cell office:value-type="float" office:value="0.4912013949" calcext:value-type="float">
            <text:p>0,4912013949</text:p>
          </table:table-cell>
          <table:table-cell office:value-type="float" office:value="-0.6416374985" calcext:value-type="float">
            <text:p>-0,6416374985</text:p>
          </table:table-cell>
          <table:table-cell office:value-type="float" office:value="0.3834359559" calcext:value-type="float">
            <text:p>0,3834359559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0.593227736" calcext:value-type="float">
            <text:p>0,593227736</text:p>
          </table:table-cell>
          <table:table-cell office:value-type="float" office:value="0.7969796374" calcext:value-type="float">
            <text:p>0,7969796374</text:p>
          </table:table-cell>
          <table:table-cell office:value-type="float" office:value="0.1135971425" calcext:value-type="float">
            <text:p>0,1135971425</text:p>
          </table:table-cell>
          <table:table-cell office:value-type="float" office:value="-0.002134793837" calcext:value-type="float">
            <text:p>-0,002134793837</text:p>
          </table:table-cell>
          <table:table-cell table:number-columns-repeated="4"/>
        </table:table-row>
        <table:table-row table:style-name="ro1">
          <table:table-cell office:value-type="float" office:value="0.5797022064" calcext:value-type="float">
            <text:p>0,5797022064</text:p>
          </table:table-cell>
          <table:table-cell office:value-type="float" office:value="-0.3249950631" calcext:value-type="float">
            <text:p>-0,3249950631</text:p>
          </table:table-cell>
          <table:table-cell office:value-type="float" office:value="-0.7472105197" calcext:value-type="float">
            <text:p>-0,7472105197</text:p>
          </table:table-cell>
          <table:table-cell office:value-type="float" office:value="-0.05866208466" calcext:value-type="float">
            <text:p>-0,05866208466</text:p>
          </table:table-cell>
          <table:table-cell table:number-columns-repeated="4"/>
        </table:table-row>
        <table:table-row table:style-name="ro1">
          <table:table-cell office:value-type="float" office:value="-0.5585930586" calcext:value-type="float">
            <text:p>-0,5585930586</text:p>
          </table:table-cell>
          <table:table-cell office:value-type="float" office:value="0.5091185191" calcext:value-type="float">
            <text:p>0,5091185191</text:p>
          </table:table-cell>
          <table:table-cell office:value-type="float" office:value="-0.6548069398" calcext:value-type="float">
            <text:p>-0,6548069398</text:p>
          </table:table-cell>
          <table:table-cell office:value-type="float" office:value="0.3874884461" calcext:value-type="float">
            <text:p>0,3874884461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8" loext:min-decimal-places="8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3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23T21:39:04.740915973</meta:creation-date>
    <dc:date>2021-02-23T22:33:26.294853210</dc:date>
    <meta:editing-duration>PT23M20S</meta:editing-duration>
    <meta:editing-cycles>2</meta:editing-cycles>
    <meta:generator>LibreOffice/6.0.7.3$Linux_X86_64 LibreOffice_project/00m0$Build-3</meta:generator>
    <meta:document-statistic meta:table-count="1" meta:cell-count="58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922cm" svg:y="4.201cm" style:legend-expansion="high" chart:style-name="ch2"/>
        <chart:plot-area chart:style-name="ch3" table:cell-range-address="Tabelle1.H2:Tabelle1.H31" svg:x="0.32cm" svg:y="0.18cm" svg:width="13.282cm" svg:height="8.64cm">
          <chartooo:coordinate-region svg:x="1.418cm" svg:y="0.38cm" svg:width="11.997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belle1.H2:Tabelle1.H31" chart:class="chart:line">
            <chart:data-point chart:repeated="3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916246426">
                <text:p>0.5916246426</text:p>
                <draw:g>
                  <svg:desc>Tabelle1.H2:Tabelle1.H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875604597">
                <text:p>0.58756045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907387998">
                <text:p>0.59073879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934087216">
                <text:p>0.59340872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949526871">
                <text:p>0.59495268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842197562">
                <text:p>0.58421975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886084577">
                <text:p>0.58860845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894506031">
                <text:p>0.58945060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77778513">
                <text:p>0.5777785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888045437">
                <text:p>0.588804543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912519636">
                <text:p>0.59125196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910263762">
                <text:p>0.59102637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902375446">
                <text:p>0.59023754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934347775">
                <text:p>0.59343477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5811623107">
                <text:p>0.581162310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016369672">
                <text:p>0.601636967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778526925">
                <text:p>0.57785269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5980434843">
                <text:p>0.598043484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906872594">
                <text:p>0.590687259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789293227">
                <text:p>0.578929322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5870807169">
                <text:p>0.587080716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86471903">
                <text:p>0.58647190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862197129">
                <text:p>0.586219712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5951863699">
                <text:p>0.595186369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5793176171">
                <text:p>0.579317617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880122444">
                <text:p>0.588012244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844182634">
                <text:p>0.584418263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913105059">
                <text:p>0.591310505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770070072">
                <text:p>0.577007007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93227736">
                <text:p>0.59322773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